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0424b0"/>
    </style:style>
    <style:style style:name="P3" style:family="paragraph" style:parent-style-name="Standard" style:list-style-name="L1">
      <style:text-properties officeooo:paragraph-rsid="0006fa05"/>
    </style:style>
    <style:style style:name="P4" style:family="paragraph" style:parent-style-name="Standard" style:list-style-name="L1">
      <style:text-properties officeooo:rsid="0008c223" officeooo:paragraph-rsid="0008c223"/>
    </style:style>
    <style:style style:name="P5" style:family="paragraph" style:parent-style-name="Standard" style:list-style-name="L1">
      <style:text-properties officeooo:rsid="000a9069" officeooo:paragraph-rsid="000a9069"/>
    </style:style>
    <style:style style:name="T1" style:family="text">
      <style:text-properties officeooo:rsid="0002e72c"/>
    </style:style>
    <style:style style:name="T2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officeooo:rsid="0004145e"/>
    </style:style>
    <style:style style:name="T5" style:family="text">
      <style:text-properties officeooo:rsid="0006fa05"/>
    </style:style>
    <style:style style:name="T6" style:family="text">
      <style:text-properties officeooo:rsid="0008c22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ist of tutorials for home works</text:h>
      <text:h text:style-name="Heading_20_2" text:outline-level="2">Semester I</text:h>
      <text:list xml:id="list748896512" text:style-name="L1">
        <text:list-item>
          <text:p text:style-name="P1"><text:span text:style-name="T1">Jupyter Notebook: </text:span><text:bookmark text:name="docs-internal-guid-b3671715-7fff-318c-9346-5a2d3d14b6c9"/><text:a xlink:type="simple" xlink:href="https://realpython.com/jupyter-notebook-introduction/" text:style-name="Internet_20_link" text:visited-style-name="Visited_20_Internet_20_Link"><text:span text:style-name="T2">https://realpython.com/jupyter-notebook-introduction/</text:span></text:a></text:p>
        </text:list-item>
        <text:list-item>
          <text:p text:style-name="P3"><text:span text:style-name="T5">Python </text:span><text:span text:style-name="T6">basics</text:span><text:span text:style-name="T5"> </text:span></text:p>
          <text:list>
            <text:list-item>
              <text:p text:style-name="P2"><text:bookmark text:name="docs-internal-guid-516eba86-7fff-f10f-9237-0571b8685a5e"/><text:span text:style-name="T3">Variables in Python: </text:span><text:a xlink:type="simple" xlink:href="https://realpython.com/python-variables/" text:style-name="Internet_20_link" text:visited-style-name="Visited_20_Internet_20_Link"><text:span text:style-name="T2">https://realpython.com/python-variables/</text:span></text:a></text:p>
            </text:list-item>
            <text:list-item>
              <text:p text:style-name="P2"><text:span text:style-name="T3">Data Structures: </text:span><text:a xlink:type="simple" xlink:href="https://www.datacamp.com/community/tutorials/data-structures-python" text:style-name="Internet_20_link" text:visited-style-name="Visited_20_Internet_20_Link"><text:span text:style-name="T2">https://www.datacamp.com/community/tutorials/data-structures-python</text:span></text:a></text:p>
            </text:list-item>
            <text:list-item>
              <text:p text:style-name="P2"><text:span text:style-name="T3">Functions: </text:span><text:a xlink:type="simple" xlink:href="https://www.learnpython.org/en/Functions" text:style-name="Internet_20_link" text:visited-style-name="Visited_20_Internet_20_Link"><text:span text:style-name="T2">https://www.learnpython.org/en/Functions</text:span></text:a></text:p>
            </text:list-item>
            <text:list-item>
              <text:p text:style-name="P2"><text:span text:style-name="T3">Loops, conditions: </text:span><text:a xlink:type="simple" xlink:href="https://www.datacamp.com/community/tutorials/loops-python-tutorial" text:style-name="Internet_20_link" text:visited-style-name="Visited_20_Internet_20_Link"><text:span text:style-name="T2">https://www.datacamp.com/community/tutorials/loops-python-tutorial</text:span></text:a></text:p>
            </text:list-item>
            <text:list-item>
              <text:p text:style-name="P4"><text:span text:style-name="T3">Set quiz: </text:span><text:a xlink:type="simple" xlink:href="https://realpython.com/quizzes/python-sets/viewer/" text:style-name="Internet_20_link" text:visited-style-name="Visited_20_Internet_20_Link">https://realpython.com/quizzes/python-sets/viewer/</text:a><text:span text:style-name="T3"> </text:span></text:p>
            </text:list-item>
            <text:list-item>
              <text:p text:style-name="P5"><text:span text:style-name="T3">Dictionary quiz: </text:span><text:a xlink:type="simple" xlink:href="https://realpython.com/quizzes/python-dicts/" text:style-name="Internet_20_link" text:visited-style-name="Visited_20_Internet_20_Link">https://realpython.com/quizzes/python-dicts/</text:a><text:span text:style-name="T3"> <text:tab/></text:span></text:p>
            </text:list-item>
          </text:list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4T11:09:44.728943615</meta:creation-date>
    <dc:date>2021-10-05T15:05:14.426646590</dc:date>
    <meta:editing-duration>P1DT2H5M42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40" meta:character-count="550" meta:non-whitespace-character-count="525"/>
  </office:meta>
</office:document-meta>
</file>